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992b1" officeooo:paragraph-rsid="001992b1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992b1" officeooo:paragraph-rsid="001992b1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992b1" officeooo:paragraph-rsid="001fb783" style:font-size-asian="13pt" style:font-weight-asian="normal" style:font-size-complex="13pt" style:font-weight-complex="normal"/>
    </style:style>
    <style:style style:name="P4" style:family="paragraph" style:parent-style-name="Text_20_body">
      <style:text-properties officeooo:rsid="001fb783" officeooo:paragraph-rsid="001fb783"/>
    </style:style>
    <style:style style:name="T1" style:family="text">
      <style:text-properties officeooo:rsid="001fb783"/>
    </style:style>
    <style:style style:name="T2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1992b1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ÊTES STATISTIQUES</text:p>
      <text:p text:style-name="P1"/>
      <text:p text:style-name="P2">nbEtablissement :</text:p>
      <text:p text:style-name="P2"/>
      <text:p text:style-name="P2">SELECT MIN(nbEtablissements__C_) FROM S24_Donnees_Par_Unite_Urbaine WHERE année=2010</text:p>
      <text:p text:style-name="P2"/>
      <text:p text:style-name="P2">SELECT MAX(nbEtablissements__C_) FROM S24_Donnees_Par_Unite_Urbaine WHERE année=2010</text:p>
      <text:p text:style-name="P2"/>
      <text:p text:style-name="P3">SELECT <text:span text:style-name="T1">AVG</text:span>(nbEtablissements__C_*nbEtablissements__C_)-AVG(nbEtablissements__C_)*AVG(nbEtablissements__C₎ FROM S24_Donnees_Par_Unite_Urbaine</text:p>
      <text:p text:style-name="P2">WHERE année=2010</text:p>
      <text:p text:style-name="P2"/>
      <text:p text:style-name="P2"/>
      <text:p text:style-name="P4">Classe modale <text:span text:style-name="T3">nbEtablissements__C_ </text:span><text:span text:style-name="T2">=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8:08:05.676000000</meta:creation-date>
    <dc:date>2022-05-17T20:26:09.075000000</dc:date>
    <meta:editing-duration>PT16M42S</meta:editing-duration>
    <meta:editing-cycles>1</meta:editing-cycles>
    <meta:generator>LibreOffice/7.3.3.2$Linux_X86_64 LibreOffice_project/30$Build-2</meta:generator>
    <meta:document-statistic meta:table-count="0" meta:image-count="0" meta:object-count="0" meta:page-count="1" meta:paragraph-count="7" meta:word-count="27" meta:character-count="399" meta:non-whitespace-character-count="379"/>
  </office:meta>
</office:document-meta>
</file>